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bold" officeooo:rsid="0036672e" officeooo:paragraph-rsid="0036672e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italic" fo:font-weight="bold" officeooo:rsid="000915c6" officeooo:paragraph-rsid="000978fe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915c6" officeooo:paragraph-rsid="000978fe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39828" officeooo:paragraph-rsid="00139828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4cae8" officeooo:paragraph-rsid="0014cae8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51146" officeooo:paragraph-rsid="00151146"/>
    </style:style>
    <style:style style:name="P7" style:family="paragraph" style:parent-style-name="Standard">
      <style:paragraph-properties fo:margin-left="0.4925in" fo:text-align="justify" style:justify-single-word="false" fo:text-indent="0in" style:auto-text-indent="false"/>
      <style:text-properties fo:font-weight="normal" officeooo:rsid="0015510b" officeooo:paragraph-rsid="0015510b" style:font-weight-asian="normal" style:font-weight-complex="normal"/>
    </style:style>
    <style:style style:name="P8" style:family="paragraph" style:parent-style-name="Standard">
      <style:paragraph-properties fo:margin-left="0.4925in" fo:text-align="justify" style:justify-single-word="false" fo:text-indent="0in" style:auto-text-indent="false"/>
      <style:text-properties officeooo:rsid="001742d1" officeooo:paragraph-rsid="001742d1"/>
    </style:style>
    <style:style style:name="P9" style:family="paragraph" style:parent-style-name="Standard">
      <style:paragraph-properties fo:margin-left="0.4925in" fo:text-align="justify" style:justify-single-word="false" fo:text-indent="0in" style:auto-text-indent="false"/>
      <style:text-properties officeooo:rsid="000915c6" officeooo:paragraph-rsid="000978fe"/>
    </style:style>
    <style:style style:name="P10" style:family="paragraph" style:parent-style-name="Standard">
      <style:paragraph-properties fo:margin-left="0.4925in" fo:text-align="justify" style:justify-single-word="false" fo:text-indent="0in" style:auto-text-indent="false"/>
      <style:text-properties officeooo:rsid="001aaff5" officeooo:paragraph-rsid="001aaff5"/>
    </style:style>
    <style:style style:name="P11" style:family="paragraph" style:parent-style-name="Standard">
      <style:paragraph-properties fo:margin-left="0.4925in" fo:text-align="justify" style:justify-single-word="false" fo:text-indent="0in" style:auto-text-indent="false"/>
      <style:text-properties officeooo:rsid="0019f9b5" officeooo:paragraph-rsid="0019f9b5"/>
    </style:style>
    <style:style style:name="P12" style:family="paragraph" style:parent-style-name="Standard">
      <style:paragraph-properties fo:text-align="justify" style:justify-single-word="false"/>
      <style:text-properties officeooo:rsid="000915c6" officeooo:paragraph-rsid="000978fe"/>
    </style:style>
    <style:style style:name="P13" style:family="paragraph" style:parent-style-name="Standard">
      <style:paragraph-properties fo:margin-left="0.4925in" fo:text-align="justify" style:justify-single-word="false" fo:text-indent="0in" style:auto-text-indent="false"/>
      <style:text-properties officeooo:rsid="001c6945" officeooo:paragraph-rsid="001c6945"/>
    </style:style>
    <style:style style:name="P14" style:family="paragraph" style:parent-style-name="Standard">
      <style:paragraph-properties fo:margin-left="0.4925in" fo:text-align="justify" style:justify-single-word="false" fo:text-indent="0in" style:auto-text-indent="false"/>
      <style:text-properties officeooo:rsid="001e2d0b" officeooo:paragraph-rsid="001e2d0b"/>
    </style:style>
    <style:style style:name="P15" style:family="paragraph" style:parent-style-name="Standard">
      <style:paragraph-properties fo:text-align="justify" style:justify-single-word="false"/>
      <style:text-properties fo:font-style="italic" fo:font-weight="bold" officeooo:rsid="000915c6" officeooo:paragraph-rsid="001e9c2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0915c6" officeooo:paragraph-rsid="001e9c2d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0915c6" officeooo:paragraph-rsid="001e9c2d"/>
    </style:style>
    <style:style style:name="P18" style:family="paragraph" style:parent-style-name="Standard">
      <style:paragraph-properties fo:margin-left="0.4925in" fo:text-align="justify" style:justify-single-word="false" fo:text-indent="0in" style:auto-text-indent="false"/>
      <style:text-properties officeooo:rsid="000915c6" officeooo:paragraph-rsid="001e9c2d"/>
    </style:style>
    <style:style style:name="P19" style:family="paragraph" style:parent-style-name="Standard">
      <style:paragraph-properties fo:margin-left="0.4925in" fo:text-align="justify" style:justify-single-word="false" fo:text-indent="0in" style:auto-text-indent="false"/>
      <style:text-properties officeooo:rsid="00213f1c" officeooo:paragraph-rsid="00213f1c"/>
    </style:style>
    <style:style style:name="P20" style:family="paragraph" style:parent-style-name="Standard">
      <style:paragraph-properties fo:margin-left="0.4925in" fo:text-align="justify" style:justify-single-word="false" fo:text-indent="0in" style:auto-text-indent="false"/>
      <style:text-properties officeooo:rsid="00230b7b" officeooo:paragraph-rsid="00230b7b"/>
    </style:style>
    <style:style style:name="P21" style:family="paragraph" style:parent-style-name="Standard">
      <style:paragraph-properties fo:margin-left="0.4925in" fo:text-align="justify" style:justify-single-word="false" fo:text-indent="0in" style:auto-text-indent="false"/>
      <style:text-properties officeooo:rsid="000915c6" officeooo:paragraph-rsid="00230b7b"/>
    </style:style>
    <style:style style:name="P22" style:family="paragraph" style:parent-style-name="Standard">
      <style:paragraph-properties fo:margin-left="0.9846in" fo:text-align="justify" style:justify-single-word="false" fo:text-indent="0in" style:auto-text-indent="false"/>
      <style:text-properties fo:font-style="italic" officeooo:rsid="000915c6" officeooo:paragraph-rsid="000978fe" style:font-style-asian="italic" style:font-style-complex="italic"/>
    </style:style>
    <style:style style:name="P23" style:family="paragraph" style:parent-style-name="Text_20_body">
      <style:paragraph-properties fo:margin-left="0.4925in" fo:text-align="justify" style:justify-single-word="false" fo:text-indent="0in" style:auto-text-indent="false"/>
      <style:text-properties officeooo:rsid="000915c6" officeooo:paragraph-rsid="000978fe"/>
    </style:style>
    <style:style style:name="P24" style:family="paragraph" style:parent-style-name="Text_20_body" style:list-style-name="L3">
      <style:paragraph-properties fo:margin-left="0in" fo:margin-right="0in" fo:text-align="justify" style:justify-single-word="false" fo:text-indent="0in" style:auto-text-indent="false"/>
    </style:style>
    <style:style style:name="P25" style:family="paragraph" style:parent-style-name="Standard" style:list-style-name="L3">
      <style:paragraph-properties fo:margin-left="0in" fo:margin-right="0in" fo:text-align="justify" style:justify-single-word="false" fo:text-indent="0in" style:auto-text-indent="false"/>
    </style:style>
    <style:style style:name="P26" style:family="paragraph" style:parent-style-name="Standard">
      <style:paragraph-properties fo:margin-left="0.4925in" fo:text-align="justify" style:justify-single-word="false" fo:text-indent="0in" style:auto-text-indent="false"/>
      <style:text-properties fo:font-style="italic" officeooo:rsid="000915c6" officeooo:paragraph-rsid="000978fe" style:font-style-asian="italic" style:font-style-complex="italic"/>
    </style:style>
    <style:style style:name="P27" style:family="paragraph" style:parent-style-name="Standard">
      <style:paragraph-properties fo:margin-left="0.9846in" fo:text-align="justify" style:justify-single-word="false" fo:text-indent="0in" style:auto-text-indent="false"/>
      <style:text-properties officeooo:rsid="000915c6" officeooo:paragraph-rsid="000978fe"/>
    </style:style>
    <style:style style:name="P28" style:family="paragraph" style:parent-style-name="Standard">
      <style:paragraph-properties fo:margin-left="0.4925in" fo:text-align="justify" style:justify-single-word="false" fo:text-indent="0in" style:auto-text-indent="false"/>
      <style:text-properties fo:font-style="normal" fo:font-weight="normal" officeooo:rsid="000915c6" officeooo:paragraph-rsid="000978fe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paragraph-properties fo:text-align="justify" style:justify-single-word="false"/>
      <style:text-properties fo:font-style="italic" fo:font-weight="bold" officeooo:rsid="000915c6" officeooo:paragraph-rsid="000978fe" style:font-style-asian="italic" style:font-weight-asian="bold" style:font-style-complex="italic" style:font-weight-complex="bold"/>
    </style:style>
    <style:style style:name="P30" style:family="paragraph" style:parent-style-name="Standard" style:list-style-name="L5">
      <style:paragraph-properties fo:text-align="justify" style:justify-single-word="false"/>
      <style:text-properties fo:font-style="normal" fo:font-weight="normal" officeooo:rsid="000915c6" officeooo:paragraph-rsid="000978fe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89c37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2ab61f"/>
    </style:style>
    <style:style style:name="T10" style:family="text">
      <style:text-properties officeooo:rsid="002bbefe"/>
    </style:style>
    <style:style style:name="T11" style:family="text">
      <style:text-properties fo:font-style="italic" fo:font-weight="bold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NP-completo</text:p>
      <text:p text:style-name="P1">Analise de Algoritmos<text:line-break/>Felipe Echeverria Vilhalva</text:p>
      <text:p text:style-name="P2"/>
      <text:p text:style-name="P2">1. Informalmente, defina as classes P, NP e NP-Completo de problemas.</text:p>
      <text:p text:style-name="P3"/>
      <text:list text:style-name="L1">
        <text:list-item>
          <text:p text:style-name="P4"><text:span text:style-name="T1">Classe P</text:span>: Consiste nos problemas <text:s/>de decisão que podem ser solucionados (resolvidos) em <text:span text:style-name="T1">tempo polinomial</text:span><text:span text:style-name="T2">. Informalmente, são problemas tratáveis ou “fáceis”.</text:span></text:p>
        </text:list-item>
        <text:list-item>
          <text:p text:style-name="P5"><text:span text:style-name="T1">Classe NP</text:span><text:span text:style-name="T2">(Não-determinísticos Polinomais): Consiste nos problemas de decisão que são verificaveis em </text:span><text:span text:style-name="T1">tempo polinomial</text:span><text:span text:style-name="T2">. Se um “certificado” (solução candidata) for fornecida, pode-se verificar se ele está correto em tempo polinomial no tamanho da entrada.</text:span></text:p>
        </text:list-item>
        <text:list-item>
          <text:p text:style-name="P6"><text:span text:style-name="T1">Classe NP-Completo</text:span><text:span text:style-name="T2">(NPC): informalmente, um problema está na classe NPC se ele estiver em NP e for tão “dificil” quanto qualquer problema em NP. São os problemas mais dificeis na classe NP.</text:span></text:p>
          <text:p text:style-name="P6"><text:span text:style-name="T2"/></text:p>
        </text:list-item>
      </text:list>
      <text:p text:style-name="P2">2. O que é apresentado quando se prova que um problema é NP-Completo ?</text:p>
      <text:p text:style-name="P3"/>
      <text:p text:style-name="P7">Quando se prova que um problema é NP-completo,está-se fazendo uma afirmação sobre o quão dificil ele é (ou o quão dificil se pensa que é). Apresenta-se que <text:span text:style-name="T3">provavelmente não existirá um algoritmo eficiente</text:span> (de tempo polinomial) para resolve-lo.</text:p>
      <text:p text:style-name="P7"><text:span text:style-name="T2"/></text:p>
      <text:p text:style-name="P2">3. O que é um problema de Otimização ?</text:p>
      <text:p text:style-name="P3"/>
      <text:p text:style-name="P8">Um problema de otimização é aquele em que, para cada solução viável (“legal”), há um valor associado, e o objetivo é encontrar uma solução viável com <text:s/>o <text:span text:style-name="T1">melhor valor</text:span> (máximo ou minimo).</text:p>
      <text:p text:style-name="P8"/>
      <text:p text:style-name="P2">4. O que é um problema de Decisão ?</text:p>
      <text:p text:style-name="P9"/>
      <text:p text:style-name="P10">Um problema de decisão é aquele em que a resposta é simplesmente “sim” ou “não” (ou, mais formalmente, “1” ou “0”). A teoria da NP-completude restringe a atenção a esses problemas.</text:p>
      <text:p text:style-name="P11"/>
      <text:p text:style-name="P2">5. Identifique a relação existente entre Problemas de Otimização e Problemas de Decisão que pode ajudar na prova de um problema NP-Completo.</text:p>
      <text:p text:style-name="P12"/>
      <text:p text:style-name="P13">A relação é que, normalmente, um problema de otimização pode ser transformado em um <text:span text:style-name="T1">problema de decisão relacionado</text:span> ao impor um <text:span text:style-name="T1">limite(</text:span><text:span text:style-name="T3">k</text:span><text:span text:style-name="T1">)</text:span> ao valor a ser otimizado.</text:p>
      <text:p text:style-name="P13"/>
      <text:p text:style-name="P14">ssa relação é vantajosa porque o problema de decisão é, em certo sentido, <text:span text:style-name="T4">"não mais difícil"</text:span> que o problema de otimização. Isso significa que, <text:span text:style-name="T4">se o problema de otimização é fácil, seu problema de decisão relacionado também é fácil</text:span>. Ao provar que o problema de decisão é difícil (NP-Difícil), implicitamente se estabelece que o problema de otimização também é difícil.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5">6. O que é um algoritmo de redução? Como ele nos ajuda na prova de um problema NP Completo?</text:p>
      <text:p text:style-name="P16"/>
      <text:list text:style-name="L2">
        <text:list-item>
          <text:p text:style-name="P17"><text:span text:style-name="T4">Algoritmo de Redução:</text:span> É um algoritmo de <text:span text:style-name="T4">tempo polinomial</text:span> (<text:span text:style-name="T5">F</text:span>) que calcula uma <text:span text:style-name="T4">função de redução</text:span> (<text:span text:style-name="T5">f</text:span>). Este algoritmo transforma qualquer instância <text:span text:style-name="T5">α</text:span> de um problema <text:span text:style-name="T5">A</text:span> em uma instância <text:span text:style-name="T5">β</text:span> de um problema <text:span text:style-name="T5">B</text:span>.</text:p>
        </text:list-item>
        <text:list-item>
          <text:p text:style-name="P17"><text:span text:style-name="T4">Ajuda na Prova de NPC:</text:span> A redução em tempo polinomial (<text:span text:style-name="T5">L′≤P​L</text:span>) permite provar formalmente que um problema (<text:span text:style-name="T5">L′</text:span>) <text:span text:style-name="T4">não é mais difícil de resolver</text:span> que outro (<text:span text:style-name="T5">L</text:span>), a não ser por um fator polinomial. Ao reduzir um problema NP-Completo conhecido (<text:span text:style-name="T5">L′</text:span>) para o problema que está sendo analisado (<text:span text:style-name="T5">L</text:span>), provamos implicitamente que L é <text:span text:style-name="T4">NP-Difícil</text:span> (tão difícil quanto qualquer problema em NP).</text:p>
        </text:list-item>
      </text:list>
      <text:p text:style-name="P18"/>
      <text:p text:style-name="P16"/>
      <text:p text:style-name="P15">7. O que é oproblema de satisfação de circuito ?</text:p>
      <text:p text:style-name="P16"/>
      <text:p text:style-name="P19">O problema da satisfação do circuito (CIRCUIT-SAT) pergunta se, dado um <text:span text:style-name="T4">circuito combinacional lógico</text:span> composto de portas AND, OR e NOT, existe algum conjunto de <text:span text:style-name="T4">entradas booleanas</text:span> que faz com que sua saída seja <text:span text:style-name="T4">1 (verdadeiro)</text:span>.</text:p>
      <text:p text:style-name="P16"/>
      <text:p text:style-name="P2">8. O que é um Problema Abstrato?</text:p>
      <text:p text:style-name="P12"/>
      <text:p text:style-name="P20">Um problema abstrato Q é definido como uma <text:span text:style-name="T4">relação binária</text:span> em um conjunto I de instâncias de problemas e um conjunto S de soluções de problemas.</text:p>
      <text:p text:style-name="P21"/>
      <text:p text:style-name="P2">9. O que é um Problema de Decisão Abstrato?</text:p>
      <text:p text:style-name="P12"/>
      <text:p text:style-name="P9">Um problema de decisão abstrato é um problema abstrato que pode ser visto como uma <text:span text:style-name="T4">função</text:span> que mapeia o conjunto de instâncias I para o conjunto de soluções <text:span text:style-name="T4">{0,1}</text:span> (sim/não).</text:p>
      <text:p text:style-name="P12"/>
      <text:p text:style-name="P2">10. O que é um Problema Concreto ?</text:p>
      <text:p text:style-name="P12"/>
      <text:p text:style-name="P9">Um problema concreto é aquele cujo conjunto de instâncias é um conjunto de <text:span text:style-name="T4">strings binárias</text:span>. Para que algoritmos de computador possam solucionar problemas abstratos, suas instâncias precisam ser representadas (codificadas) em strings binárias.</text:p>
      <text:p text:style-name="P9"/>
      <text:p text:style-name="P12"/>
      <text:p text:style-name="P2">11. Defina formalmente a Classe P de Problemas.</text:p>
      <text:p text:style-name="P12"/>
      <text:p text:style-name="P9">A <text:span text:style-name="T4">Classe P</text:span> de problemas é o conjunto de problemas de decisão concretos que são <text:span text:style-name="T4">solucionáveis</text:span> (decidíveis) em <text:span text:style-name="T4">tempo polinomial</text:span>.</text:p>
      <text:p text:style-name="P9"/>
      <text:p text:style-name="P22">P={L⊂{0,1}∗∣existe um algoritmo A que decide L em tempo polinomial}</text:p>
      <text:p text:style-name="P9"/>
      <text:p text:style-name="P2">12. O que é algoritmo de verificação ?</text:p>
      <text:p text:style-name="P12"/>
      <text:p text:style-name="P9">Um algoritmo de verificação é um algoritmo de <text:span text:style-name="T4">dois argumentos</text:span> <text:span text:style-name="T5">A</text:span>: uma string de entrada comum <text:span text:style-name="T5">x</text:span> e uma string binária <text:span text:style-name="T5">y</text:span> chamada de <text:span text:style-name="T4">certificado</text:span>. O algoritmo <text:span text:style-name="T5">A</text:span> verifica se, para a string de entrada <text:span text:style-name="T5">x</text:span>, existe um certificado <text:span text:style-name="T5">y</text:span> tal que <text:span text:style-name="T5">A(x,y)=1</text:span>.</text:p>
      <text:p text:style-name="P9"><text:soft-page-break/></text:p>
      <text:p text:style-name="P12"/>
      <text:p text:style-name="P12"/>
      <text:p text:style-name="P12"/>
      <text:p text:style-name="P2">13. Dizemos que intuitivamente um algoritmo Averifica uma linguagem L se ?</text:p>
      <text:p text:style-name="P12"/>
      <text:p text:style-name="P23"><text:span text:style-name="T6">I</text:span>ntuitivamente, um algoritmo <text:span text:style-name="T7">A</text:span> verifica uma linguagem <text:span text:style-name="T5">L</text:span> se:</text:p>
      <text:list text:style-name="L3">
        <text:list-item>
          <text:p text:style-name="P24">Para qualquer sequência <text:span text:style-name="T5">x∈L</text:span>, existe um <text:span text:style-name="T4">certificado </text:span><text:span text:style-name="T8">y</text:span> que <text:span text:style-name="T5">A</text:span> pode usar para provar que <text:span text:style-name="T5">x∈L</text:span>.</text:p>
        </text:list-item>
        <text:list-item>
          <text:p text:style-name="P25"><text:span text:style-name="T6">P</text:span>ara qualquer sequência <text:span text:style-name="T5">x∈! L</text:span>, <text:span text:style-name="T4">não deve haver certificado</text:span> que possa enganar o algoritmo <text:span text:style-name="T5">A</text:span> a acreditar que <text:span text:style-name="T5">x∈L</text:span>.</text:p>
        </text:list-item>
      </text:list>
      <text:p text:style-name="P9"/>
      <text:p text:style-name="P12"/>
      <text:p text:style-name="P2">14. Defina formalmente a Classe NP de problemas.</text:p>
      <text:p text:style-name="P12"/>
      <text:p text:style-name="P9">A <text:span text:style-name="T4">Classe NP</text:span> de complexidade é a classe de linguagens que pode ser <text:span text:style-name="T4">verificada</text:span> por um algoritmo de <text:span text:style-name="T4">tempo polinomial</text:span>.</text:p>
      <text:p text:style-name="P9"/>
      <text:p text:style-name="P9">Formalmente, uma linguagem <text:span text:style-name="T5">L</text:span> pertence a NP se e somente se existir um algoritmo de tempo polinomial de duas entradas <text:span text:style-name="T5">A</text:span> e uma constante <text:span text:style-name="T5">c</text:span> tal que: </text:p>
      <text:p text:style-name="P9"/>
      <text:p text:style-name="P26">L={x∈{0,1}∗∣existe um certificado y com ∣y∣=O(∣x∣^<text:span text:style-name="T9">c</text:span>) tal que A(x,y)=1}</text:p>
      <text:p text:style-name="P9"/>
      <text:p text:style-name="P12"/>
      <text:p text:style-name="P2">15. Intuitivamente dizemos que, um problema Q pode ser reduzido a outro problema Q’ se?</text:p>
      <text:p text:style-name="P12"/>
      <text:p text:style-name="P9"><text:span text:style-name="T10">I</text:span>ntuitivamente, um problema <text:span text:style-name="T5">Q</text:span> pode ser reduzido a outro problema <text:span text:style-name="T5">Q′</text:span> se qualquer instância de <text:span text:style-name="T5">Q</text:span> puder ser <text:span text:style-name="T4">"facilmente reformulada"</text:span> como uma instância de <text:span text:style-name="T5">Q′</text:span>, cuja solução fornece uma solução para a instância de <text:span text:style-name="T5">Q</text:span>.</text:p>
      <text:p text:style-name="P9"/>
      <text:p text:style-name="P12"/>
      <text:p text:style-name="P2">16. Usando a estrutura de linguagens formais para problemas de decisão, quando podemos dizer que uma linguagem L1 é redutível em tempo polinomial a outra linguagem L2, L1 ≤p L2 ?</text:p>
      <text:p text:style-name="P12"/>
      <text:p text:style-name="P9">Dizemos que uma linguagem <text:span text:style-name="T5">L1​</text:span> é redutível em tempo polinomial a uma linguagem <text:span text:style-name="T5">L2</text:span>​, escrita <text:span text:style-name="T5">L1​≤p​L2</text:span>​, se existir uma <text:span text:style-name="T4">função </text:span><text:span text:style-name="T11">f </text:span><text:span text:style-name="T4">computável em tempo polinomial</text:span> tal que: </text:p>
      <text:p text:style-name="P9"/>
      <text:p text:style-name="P22">Para todo x∈ {0,1}∗,x ∈ L1​ se e somente se f(x)∈ L2​</text:p>
      <text:p text:style-name="P27"/>
      <text:p text:style-name="P12"/>
      <text:p text:style-name="P2">17. O que é função de redução?</text:p>
      <text:p text:style-name="P2"/>
      <text:p text:style-name="P28">A <text:span text:style-name="T4">função </text:span><text:span text:style-name="T11">f</text:span> que transforma uma instância de um problema em outra, satisfazendo a condição de equivalência de respostas (<text:span text:style-name="T5">x∈L1​ se e somente se f(x)∈L2​</text:span>), é chamada de <text:span text:style-name="T4">função de redução</text:span>.</text:p>
      <text:p text:style-name="P2"/>
      <text:p text:style-name="P2">18. O que é um algoritmo de redução ?</text:p>
      <text:p text:style-name="P2"/>
      <text:p text:style-name="P28">Um algoritmo de redução é um algoritmo de <text:span text:style-name="T4">tempo polinomial (</text:span><text:span text:style-name="T11">F</text:span><text:span text:style-name="T4">)</text:span> que <text:span text:style-name="T4">calcula a função de redução </text:span><text:span text:style-name="T11">f</text:span>.</text:p>
      <text:p text:style-name="P28"/>
      <text:p text:style-name="P28"/>
      <text:p text:style-name="P28"><text:soft-page-break/></text:p>
      <text:p text:style-name="P28"/>
      <text:p text:style-name="P28"/>
      <text:p text:style-name="P2">19. Defina formalmente a Classe de problemas NP-Completo.</text:p>
      <text:p text:style-name="P12"/>
      <text:p text:style-name="P12">Uma linguagem <text:span text:style-name="T5">L⊂{0,1}∗</text:span> é <text:span text:style-name="T4">NP-Completa</text:span> se satisfizer as seguintes duas condições:</text:p>
      <text:p text:style-name="P12"/>
      <text:list text:style-name="L4">
        <text:list-item>
          <text:p text:style-name="P29">L∈NP.</text:p>
        </text:list-item>
        <text:list-item>
          <text:p text:style-name="P29">L′≤p​L para todo L′∈NP. (Ou seja, L é NP-Difícil).</text:p>
        </text:list-item>
      </text:list>
      <text:p text:style-name="P12"/>
      <text:p text:style-name="P2">20. Liste os passos para provar que um problema pertence a classe de Problemas NP-Completo.</text:p>
      <text:p text:style-name="P2"/>
      <text:p text:style-name="P28">Para provar que uma linguagem <text:span text:style-name="T5">L</text:span> é NP-Completa, usando um problema NP-Completo conhecido <text:span text:style-name="T5">L′</text:span> como base (Metodologia do Lema 1), os passos são:</text:p>
      <text:p text:style-name="P28"/>
      <text:list text:style-name="L5">
        <text:list-item>
          <text:p text:style-name="P30">Prove que <text:span text:style-name="T5">L∈NP</text:span>. (Mostre que <text:span text:style-name="T5">L</text:span> é verificável em tempo polinomial).</text:p>
        </text:list-item>
        <text:list-item>
          <text:p text:style-name="P30">Selecione uma linguagem <text:span text:style-name="T4">NP-Completa conhecida (</text:span><text:span text:style-name="T11">L′</text:span><text:span text:style-name="T4">)</text:span>.</text:p>
        </text:list-item>
        <text:list-item>
          <text:p text:style-name="P30">Descreva um algoritmo que calcula uma função <text:span text:style-name="T5">f </text:span>mapeando cada instância <text:span text:style-name="T12">x</text:span> de <text:span text:style-name="T5">L′</text:span> para uma instância <text:span text:style-name="T5">f(x)</text:span> de <text:span text:style-name="T5">L</text:span>.</text:p>
        </text:list-item>
        <text:list-item>
          <text:p text:style-name="P30">Prove que a função <text:span text:style-name="T5">f </text:span>satisfaz: <text:span text:style-name="T11">x∈L′ se e somente se f(x)∈L</text:span><text:span text:style-name="T5"> para todo x</text:span>. (Equivalência de respostas).</text:p>
        </text:list-item>
        <text:list-item>
          <text:p text:style-name="P30">Prove que o algoritmo que calcula <text:span text:style-name="T5">f</text:span> é executado em <text:span text:style-name="T4">tempo polinomial</text:span>. (Isso demonstra que <text:span text:style-name="T5">L′≤p​L</text:span>, ou seja, <text:span text:style-name="T5">L</text:span> é NP-Difícil).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07:44:52.178103600</meta:creation-date>
    <meta:generator>LibreOffice/25.2.6.2$Windows_X86_64 LibreOffice_project/729c5bfe710f5eb71ed3bbde9e06a6065e9c6c5d</meta:generator>
    <dc:date>2025-11-20T23:33:47.442781400</dc:date>
    <meta:editing-duration>PT36M1S</meta:editing-duration>
    <meta:editing-cycles>51</meta:editing-cycles>
    <meta:document-statistic meta:table-count="0" meta:image-count="0" meta:object-count="0" meta:page-count="4" meta:paragraph-count="60" meta:word-count="1071" meta:character-count="6919" meta:non-whitespace-character-count="5302"/>
  </office:meta>
</office:document-meta>
</file>